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language="fr" fo:country="FR" fo:font-weight="bold" officeooo:rsid="0003a230" officeooo:paragraph-rsid="00019fc8"/>
    </style:style>
    <style:style style:name="P2" style:family="paragraph" style:parent-style-name="Text_20_body">
      <style:text-properties fo:font-size="16pt" fo:language="fr" fo:country="FR" fo:font-weight="bold" officeooo:paragraph-rsid="00019fc8"/>
    </style:style>
    <style:style style:name="P3" style:family="paragraph" style:parent-style-name="Text_20_body">
      <style:paragraph-properties fo:text-align="center" style:justify-single-word="false"/>
      <style:text-properties fo:color="#000000" style:font-name="Times New Roman" fo:font-size="16pt" fo:language="fr" fo:country="FR" fo:font-weight="bold" officeooo:rsid="0003a230" officeooo:paragraph-rsid="00019fc8" style:font-size-asian="16pt" style:font-size-complex="16pt"/>
    </style:style>
    <style:style style:name="P4" style:family="paragraph" style:parent-style-name="Text_20_body">
      <style:paragraph-properties fo:text-align="center" style:justify-single-word="false"/>
      <style:text-properties fo:language="fr" fo:country="FR" officeooo:paragraph-rsid="00019fc8"/>
    </style:style>
    <style:style style:name="P5" style:family="paragraph" style:parent-style-name="Text_20_body">
      <style:text-properties fo:language="fr" fo:country="FR" officeooo:paragraph-rsid="00019fc8"/>
    </style:style>
    <style:style style:name="P6" style:family="paragraph" style:parent-style-name="Text_20_body">
      <style:text-properties fo:language="fr" fo:country="FR" fo:font-weight="bold" officeooo:paragraph-rsid="00019fc8"/>
    </style:style>
    <style:style style:name="P7" style:family="paragraph" style:parent-style-name="Text_20_body">
      <style:text-properties fo:language="fr" fo:country="FR" fo:font-weight="bold" officeooo:rsid="0002b6b0" officeooo:paragraph-rsid="00019fc8"/>
    </style:style>
    <style:style style:name="P8" style:family="paragraph" style:parent-style-name="Text_20_body">
      <style:text-properties fo:language="fr" fo:country="FR" fo:font-weight="bold" officeooo:rsid="00051066" officeooo:paragraph-rsid="00019fc8" style:font-weight-asian="bold" style:font-weight-complex="bold"/>
    </style:style>
    <style:style style:name="P9" style:family="paragraph" style:parent-style-name="Text_20_body">
      <style:paragraph-properties fo:text-align="end" style:justify-single-word="false"/>
      <style:text-properties fo:language="fr" fo:country="FR" fo:font-weight="bold" officeooo:paragraph-rsid="00019fc8"/>
    </style:style>
    <style:style style:name="P10" style:family="paragraph" style:parent-style-name="Text_20_body">
      <style:text-properties fo:language="fr" fo:country="FR" fo:font-weight="bold" officeooo:paragraph-rsid="0003a5e5"/>
    </style:style>
    <style:style style:name="P11" style:family="paragraph" style:parent-style-name="Text_20_body">
      <style:text-properties fo:language="fr" fo:country="FR" fo:font-weight="normal" officeooo:rsid="00014914" officeooo:paragraph-rsid="00019fc8" style:font-weight-asian="normal" style:font-weight-complex="normal"/>
    </style:style>
    <style:style style:name="P12" style:family="paragraph" style:parent-style-name="Text_20_body">
      <style:text-properties fo:language="fr" fo:country="FR" fo:font-weight="normal" officeooo:rsid="0002b6b0" officeooo:paragraph-rsid="00019fc8" style:font-weight-asian="normal" style:font-weight-complex="normal"/>
    </style:style>
    <style:style style:name="P13" style:family="paragraph" style:parent-style-name="Text_20_body">
      <style:text-properties fo:language="fr" fo:country="FR" fo:font-weight="normal" officeooo:rsid="0003a230" officeooo:paragraph-rsid="00019fc8" style:font-weight-asian="normal" style:font-weight-complex="normal"/>
    </style:style>
    <style:style style:name="P14" style:family="paragraph" style:parent-style-name="Text_20_body">
      <style:text-properties fo:language="fr" fo:country="FR" fo:font-weight="normal" officeooo:rsid="000993ab" officeooo:paragraph-rsid="00019fc8" style:font-weight-asian="normal" style:font-weight-complex="normal"/>
    </style:style>
    <style:style style:name="P15" style:family="paragraph" style:parent-style-name="Text_20_body">
      <style:text-properties fo:language="fr" fo:country="FR" fo:font-weight="normal" officeooo:rsid="000993ab" officeooo:paragraph-rsid="0003a5e5" style:font-weight-asian="normal" style:font-weight-complex="normal"/>
    </style:style>
    <style:style style:name="P16" style:family="paragraph" style:parent-style-name="Text_20_body">
      <style:text-properties fo:language="fr" fo:country="FR" officeooo:rsid="00014914" officeooo:paragraph-rsid="00019fc8"/>
    </style:style>
    <style:style style:name="P17" style:family="paragraph" style:parent-style-name="Text_20_body">
      <style:text-properties fo:language="fr" fo:country="FR" officeooo:paragraph-rsid="0003a5e5"/>
    </style:style>
    <style:style style:name="P18" style:family="paragraph" style:parent-style-name="Text_20_body" style:master-page-name="Standard">
      <style:paragraph-properties fo:text-align="center" style:justify-single-word="false" style:page-number="auto"/>
      <style:text-properties fo:font-size="16pt" fo:language="fr" fo:country="FR" fo:font-weight="bold" officeooo:paragraph-rsid="00019fc8"/>
    </style:style>
    <style:style style:name="P19" style:family="paragraph" style:parent-style-name="Footer">
      <style:text-properties officeooo:rsid="00019fc8" officeooo:paragraph-rsid="00019fc8"/>
    </style:style>
    <style:style style:name="T1" style:family="text">
      <style:text-properties officeooo:rsid="00000cbf"/>
    </style:style>
    <style:style style:name="T2" style:family="text">
      <style:text-properties fo:font-size="16pt" fo:font-weight="bold"/>
    </style:style>
    <style:style style:name="T3" style:family="text">
      <style:text-properties fo:font-size="16pt" fo:font-weight="bold" officeooo:rsid="0003a230"/>
    </style:style>
    <style:style style:name="T4" style:family="text">
      <style:text-properties fo:font-size="16pt" fo:font-weight="bold" officeooo:rsid="00019fc8"/>
    </style:style>
    <style:style style:name="T5" style:family="text">
      <style:text-properties fo:font-variant="normal" fo:text-transform="none" fo:color="#000000" style:font-name="Times New Roman" fo:font-size="16pt" fo:letter-spacing="normal" fo:font-style="normal" fo:font-weight="bold" style:font-size-asian="16pt" style:font-size-complex="16pt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02c25f" style:text-blinking="false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style:font-name="Times New Roman" fo:font-size="16pt" fo:font-weight="bold" style:font-size-asian="16pt" style:font-size-complex="16pt"/>
    </style:style>
    <style:style style:name="T8" style:family="text">
      <style:text-properties fo:color="#000000" style:font-name="Times New Roman" fo:font-size="12pt" fo:font-weight="normal" officeooo:rsid="0002b6b0" style:font-size-asian="12pt" style:font-weight-asian="normal" style:font-size-complex="12pt" style:font-weight-complex="normal"/>
    </style:style>
    <style:style style:name="T9" style:family="text">
      <style:text-properties officeooo:rsid="000625b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4914" style:font-weight-asian="normal" style:font-weight-complex="normal"/>
    </style:style>
    <style:style style:name="T12" style:family="text">
      <style:text-properties fo:font-weight="normal" officeooo:rsid="0002b6b0" style:font-weight-asian="normal" style:font-weight-complex="normal"/>
    </style:style>
    <style:style style:name="T13" style:family="text">
      <style:text-properties fo:font-weight="normal" officeooo:rsid="0003a230" style:font-weight-asian="normal" style:font-weight-complex="normal"/>
    </style:style>
    <style:style style:name="T14" style:family="text">
      <style:text-properties fo:font-weight="normal" officeooo:rsid="000b0248" style:font-weight-asian="normal" style:font-weight-complex="normal"/>
    </style:style>
    <style:style style:name="T15" style:family="text">
      <style:text-properties fo:font-weight="normal" officeooo:rsid="00051066" style:font-weight-asian="normal" style:font-weight-complex="normal"/>
    </style:style>
    <style:style style:name="T16" style:family="text">
      <style:text-properties fo:font-weight="normal" officeooo:rsid="00079557" style:font-weight-asian="normal" style:font-weight-complex="normal"/>
    </style:style>
    <style:style style:name="T17" style:family="text">
      <style:text-properties fo:font-weight="normal" officeooo:rsid="000625b1" style:font-weight-asian="normal" style:font-weight-complex="normal"/>
    </style:style>
    <style:style style:name="T18" style:family="text">
      <style:text-properties fo:font-weight="normal" officeooo:rsid="000993ab" style:font-weight-asian="normal" style:font-weight-complex="normal"/>
    </style:style>
    <style:style style:name="T19" style:family="text">
      <style:text-properties fo:font-weight="normal" officeooo:rsid="0002c25f" style:font-weight-asian="normal" style:font-weight-complex="normal"/>
    </style:style>
    <style:style style:name="T20" style:family="text">
      <style:text-properties fo:font-weight="normal" officeooo:rsid="0003a5e5" style:font-weight-asian="normal" style:font-weight-complex="normal"/>
    </style:style>
    <style:style style:name="T21" style:family="text">
      <style:text-properties officeooo:rsid="00014914"/>
    </style:style>
    <style:style style:name="T22" style:family="text">
      <style:text-properties officeooo:rsid="000b0248"/>
    </style:style>
    <style:style style:name="T23" style:family="text">
      <style:text-properties officeooo:rsid="0003a23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625b1" style:font-weight-asian="bold" style:font-weight-complex="bold"/>
    </style:style>
    <style:style style:name="T26" style:family="text">
      <style:text-properties fo:font-weight="bold" officeooo:rsid="0003a230" style:font-weight-asian="bold" style:font-weight-complex="bold"/>
    </style:style>
    <style:style style:name="T27" style:family="text">
      <style:text-properties fo:font-weight="bold" officeooo:rsid="00051066" style:font-weight-asian="bold" style:font-weight-complex="bold"/>
    </style:style>
    <style:style style:name="T28" style:family="text">
      <style:text-properties fo:font-weight="bold" officeooo:rsid="00079557" style:font-weight-asian="bold" style:font-weight-complex="bold"/>
    </style:style>
    <style:style style:name="T29" style:family="text">
      <style:text-properties fo:font-weight="bold" officeooo:rsid="000b0248" style:font-weight-asian="bold" style:font-weight-complex="bold"/>
    </style:style>
    <style:style style:name="T30" style:family="text">
      <style:text-properties fo:font-weight="bold" officeooo:rsid="000993ab" style:font-weight-asian="bold" style:font-weight-complex="bold"/>
    </style:style>
    <style:style style:name="T31" style:family="text">
      <style:text-properties fo:font-weight="bold" officeooo:rsid="0003a5e5" style:font-weight-asian="bold" style:font-weight-complex="bold"/>
    </style:style>
    <style:style style:name="T32" style:family="text">
      <style:text-properties officeooo:rsid="00014914" style:font-weight-asian="bold" style:font-weight-complex="bold"/>
    </style:style>
    <style:style style:name="T33" style:family="text">
      <style:text-properties officeooo:rsid="000625b1" style:font-weight-asian="bold" style:font-weight-complex="bold"/>
    </style:style>
    <style:style style:name="T34" style:family="text">
      <style:text-properties officeooo:rsid="0003a230" style:font-weight-asian="bold" style:font-weight-complex="bold"/>
    </style:style>
    <style:style style:name="T35" style:family="text">
      <style:text-properties officeooo:rsid="00051066" style:font-weight-asian="bold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officeooo:rsid="0002c25f"/>
    </style:style>
    <style:style style:name="T38" style:family="text">
      <style:text-properties officeooo:rsid="0003a5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iche personnelle d’activité</text:p>
      <text:p text:style-name="P1">M1 Informatique</text:p>
      <text:p text:style-name="P4"><text:span text:style-name="T3">Projet : </text:span><text:span text:style-name="T5">Estimation de pose, informatique affective et ingénierie de données pour l'analyse vidéo automatisée</text:span><text:span text:style-name="T7"> </text:span></text:p>
      <text:p text:style-name="P3"/>
      <text:p text:style-name="P5"><text:span text:style-name="T2">Nom : </text:span><text:span text:style-name="T4">LOCHAIN Alexandre</text:span></text:p>
      <text:p text:style-name="P2"/>
      <text:p text:style-name="P5">Début projet : Mardi <text:s/><text:span text:style-name="T1">7</text:span> novembre <text:span text:style-name="T1">23</text:span> <text:s/>- Fin Projet : </text:p>
      <text:p text:style-name="P5"/>
      <text:p text:style-name="P6">Semaine 1 : L<text:span text:style-name="T1">undi</text:span> <text:span text:style-name="T1">6</text:span>/11/<text:span text:style-name="T1">23</text:span> <text:s/>– <text:s/><text:span text:style-name="T9">V</text:span>endredi <text:s/><text:span text:style-name="T1">10</text:span>/11/<text:span text:style-name="T37">23</text:span> <text:s text:c="2"/>(<text:span text:style-name="T37">4h</text:span>)</text:p>
      <text:p text:style-name="P6"/>
      <text:p text:style-name="P6"><text:span text:style-name="T10">*</text:span> <text:span text:style-name="T11">Réunion de présentation du projet : 0h30</text:span></text:p>
      <text:p text:style-name="P11">Réunion avec Alexandre Lochain, Oualid Siraji, Emmanuel Blanchard. </text:p>
      <text:p text:style-name="P11"/>
      <text:p text:style-name="P5">* Compréhension du sujet distribué : 0h30</text:p>
      <text:p text:style-name="P5">Travail effectué seul</text:p>
      <text:p text:style-name="P5"/>
      <text:p text:style-name="P5">* Mise en commun de la compréhension du sujet <text:span text:style-name="T21">et de la première réunion</text:span>: <text:span text:style-name="T21">1</text:span>h<text:span text:style-name="T21">00</text:span></text:p>
      <text:p text:style-name="P5">Réunion avec <text:span text:style-name="T21">Alexandre Lochain, Oualid Siraji</text:span>. </text:p>
      <text:p text:style-name="P5"/>
      <text:p text:style-name="P16">* Visionnage d<text:span text:style-name="T37">e tutoriels </text:span>vidéo pour l’estimation de pose <text:span text:style-name="T37">yolov8</text:span> :1h<text:span text:style-name="T37">5</text:span>0</text:p>
      <text:p text:style-name="P5">Travail effectué seul</text:p>
      <text:p text:style-name="P5"/>
      <text:p text:style-name="P5">* <text:span text:style-name="T22">Mise à jour fiche activité individuelle : 0h10</text:span></text:p>
      <text:p text:style-name="P5">Travail effectué seul</text:p>
      <text:p text:style-name="P5"/>
      <text:p text:style-name="P6"><text:soft-page-break/>Semaine 2 : Lundi <text:span text:style-name="T9">20</text:span>/11/<text:span text:style-name="T21">23</text:span> – Ve<text:span text:style-name="T9">ndredi</text:span> <text:span text:style-name="T21">24</text:span>/11/<text:span text:style-name="T21">23</text:span> (<text:span text:style-name="T38">9h30</text:span>)</text:p>
      <text:p text:style-name="P6"/>
      <text:p text:style-name="P12">* Planification d<text:span text:style-name="T23">u premier sprint</text:span> + répartition travail : 1h</text:p>
      <text:p text:style-name="P11">Réunion avec Alexandre Lochain, Oualid Siraji.</text:p>
      <text:p text:style-name="P11"/>
      <text:p text:style-name="P6"><text:span text:style-name="T11">* </text:span><text:span text:style-name="T12">Installation et prise en main de YoloV8  : </text:span><text:span text:style-name="T19">1h</text:span></text:p>
      <text:p text:style-name="P12">Travail effectué seul</text:p>
      <text:p text:style-name="P11"/>
      <text:p text:style-name="P6"><text:span text:style-name="T11">*</text:span><text:span text:style-name="T19">Gestion du</text:span><text:span text:style-name="T13"> dépôt sur gitlab : 0h</text:span><text:span text:style-name="T14">3</text:span><text:span text:style-name="T13">0</text:span></text:p>
      <text:p text:style-name="P12">Travail effectué seul</text:p>
      <text:p text:style-name="P13"/>
      <text:p text:style-name="P5"><text:span text:style-name="T11">* </text:span><text:span text:style-name="T6">Prise en main de Docker et ajout d’une image PostgresSQL</text:span><text:span text:style-name="T8">:</text:span><text:span text:style-name="T12"> 2h00</text:span></text:p>
      <text:p text:style-name="P12">Travail effectué seul</text:p>
      <text:p text:style-name="P12"/>
      <text:p text:style-name="P6"><text:span text:style-name="T10">*</text:span> <text:span text:style-name="T11">Réunion projet : </text:span><text:span text:style-name="T12">1</text:span><text:span text:style-name="T11">h</text:span><text:span text:style-name="T12">2</text:span><text:span text:style-name="T11">0</text:span></text:p>
      <text:p text:style-name="P11">Réunion avec Alexandre Lochain, Oualid Siraji, Emmanuel Blanchard. </text:p>
      <text:p text:style-name="P12"/>
      <text:p text:style-name="P7"><text:span text:style-name="T10">* </text:span><text:span text:style-name="T20">Documentation sur PostgresSQL et Docker</text:span><text:span text:style-name="T10"> : </text:span><text:span text:style-name="T20">2</text:span><text:span text:style-name="T10">h00</text:span></text:p>
      <text:p text:style-name="P12">Travail effectué seul</text:p>
      <text:p text:style-name="P12"/>
      <text:p text:style-name="P10"><text:span text:style-name="T12">* </text:span><text:span text:style-name="T18">Compte rendu de réunion : <text:s/>0h30</text:span></text:p>
      <text:p text:style-name="P15">Travail effectué seul</text:p>
      <text:p text:style-name="P12"/>
      <text:p text:style-name="P5">* <text:span text:style-name="T22">Mise à jour fiche activité individuelle : 0h10</text:span></text:p>
      <text:p text:style-name="P12">Travail effectué seul</text:p>
      <text:p text:style-name="P12"/>
      <text:p text:style-name="P5"><text:span text:style-name="T24">Semaine </text:span><text:span text:style-name="T25">3</text:span><text:span text:style-name="T24"> : Lundi </text:span><text:span text:style-name="T26">2</text:span><text:span text:style-name="T25">7</text:span><text:span text:style-name="T24">/</text:span><text:span text:style-name="T26">11</text:span><text:span text:style-name="T24">/</text:span><text:span text:style-name="T26">23</text:span><text:span text:style-name="T24"> – </text:span><text:span text:style-name="T25">Vendredi</text:span><text:span text:style-name="T24"> </text:span><text:span text:style-name="T25">1</text:span><text:span text:style-name="T24">/</text:span><text:span text:style-name="T26">1</text:span><text:span text:style-name="T25">2</text:span><text:span text:style-name="T24">/</text:span><text:span text:style-name="T26">23 </text:span><text:span text:style-name="T27">(</text:span><text:span text:style-name="T31">9h</text:span><text:span text:style-name="T27">)</text:span></text:p>
      <text:p text:style-name="P8"/>
      <text:p text:style-name="P6"><text:soft-page-break/><text:span text:style-name="T11">* </text:span><text:span text:style-name="T16">Réunion hebdo : 0h30</text:span></text:p>
      <text:p text:style-name="P11">Réunion avec Alexandre Lochain, Oualid Siraji.</text:p>
      <text:p text:style-name="P11"/>
      <text:p text:style-name="P7"><text:span text:style-name="T10">* </text:span><text:span text:style-name="T20">Configuration des fichiers du logiciel DBT : 1h20</text:span></text:p>
      <text:p text:style-name="P12">Travail effectué seul</text:p>
      <text:p text:style-name="P12"/>
      <text:p text:style-name="P6"><text:span text:style-name="T10">*</text:span> <text:span text:style-name="T11">Réunion projet : </text:span><text:span text:style-name="T12">1</text:span><text:span text:style-name="T11">h</text:span></text:p>
      <text:p text:style-name="P11">Réunion avec Alexandre Lochain, Oualid Siraji, Emmanuel Blanchard. </text:p>
      <text:p text:style-name="P12"/>
      <text:p text:style-name="P6"><text:span text:style-name="T12">* </text:span><text:span text:style-name="T15">Recherche </text:span><text:span text:style-name="T20">sur les problèmes de DBT et PostgresSQL</text:span><text:span text:style-name="T15"> : </text:span><text:span text:style-name="T20">3</text:span><text:span text:style-name="T15">h</text:span></text:p>
      <text:p text:style-name="P12">Travail effectué seul</text:p>
      <text:p text:style-name="P11"/>
      <text:p text:style-name="P6"><text:span text:style-name="T11">* </text:span><text:span text:style-name="T17">D</text:span><text:span text:style-name="T20">ocumentation du logiciel DBT</text:span><text:span text:style-name="T15"> : </text:span><text:span text:style-name="T17">3</text:span><text:span text:style-name="T15">h</text:span></text:p>
      <text:p text:style-name="P12">Travail effectué seul</text:p>
      <text:p text:style-name="P12"/>
      <text:p text:style-name="P5">* <text:span text:style-name="T22">Mise à jour fiche activité individuelle : 0h10</text:span></text:p>
      <text:p text:style-name="P14">Travail effectué seul</text:p>
      <text:p text:style-name="P11"/>
      <text:p text:style-name="P6"><text:span text:style-name="T32">Semaine </text:span><text:span text:style-name="T33">4</text:span><text:span text:style-name="T32"> : Lundi </text:span><text:span text:style-name="T33">4</text:span><text:span text:style-name="T32">/</text:span><text:span text:style-name="T34">1</text:span><text:span text:style-name="T33">2</text:span><text:span text:style-name="T32">/</text:span><text:span text:style-name="T34">23</text:span><text:span text:style-name="T32"> – </text:span><text:span text:style-name="T33">Vendredi</text:span><text:span text:style-name="T32"> </text:span><text:span text:style-name="T33">8</text:span><text:span text:style-name="T32">/</text:span><text:span text:style-name="T34">1</text:span><text:span text:style-name="T33">2</text:span><text:span text:style-name="T32">/</text:span><text:span text:style-name="T34">23 </text:span><text:span text:style-name="T35">(</text:span><text:span text:style-name="T33">3h</text:span><text:span text:style-name="T35">)</text:span></text:p>
      <text:p text:style-name="P8"/>
      <text:p text:style-name="P6"><text:span text:style-name="T11">* </text:span><text:span text:style-name="T16">Réunion hebdo : 0h30</text:span></text:p>
      <text:p text:style-name="P11">Réunion avec Alexandre Lochain, Oualid Siraji.</text:p>
      <text:p text:style-name="P11"/>
      <text:p text:style-name="P6"><text:span text:style-name="T11">* </text:span><text:span text:style-name="T20">Suite sur la documentation et l’utilisation de Docker, PostgresSQL et DBT</text:span><text:span text:style-name="T15"> : </text:span><text:span text:style-name="T16">2</text:span><text:span text:style-name="T15">h</text:span><text:span text:style-name="T14">2</text:span><text:span text:style-name="T16">0</text:span></text:p>
      <text:p text:style-name="P12">Travail effectué seul</text:p>
      <text:p text:style-name="P12"/>
      <text:p text:style-name="P17">* <text:span text:style-name="T22">Mise à jour fiche activité individuelle : 0h10</text:span></text:p>
      <text:p text:style-name="P15">Travail effectué seul</text:p>
      <text:p text:style-name="P5"><text:soft-page-break/></text:p>
      <text:p text:style-name="P9">TOTAL : ? heure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9fc8" officeooo:paragraph-rsid="00019fc8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CG1– Gestion Information <text:s text:c="20"/>Fiche d'activités <text:s text:c="103"/></text:span><text:span text:style-name="MT1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Windows_X86_64 LibreOffice_project/23edc44b61b830b7d749943e020e96f5a7df63bf</meta:generator>
    <dc:date>2023-12-11T14:41:49.588000000</dc:date>
    <meta:editing-duration>PT15M27S</meta:editing-duration>
    <meta:editing-cycles>3</meta:editing-cycles>
    <meta:document-statistic meta:table-count="0" meta:image-count="0" meta:object-count="0" meta:page-count="4" meta:paragraph-count="55" meta:word-count="362" meta:character-count="2342" meta:non-whitespace-character-count="1893"/>
  </office:meta>
</office:document-meta>
</file>